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sv" fo:country="SE"/>
    </style:style>
    <style:style style:name="T1" style:family="text">
      <style:text-properties fo:language="sv" fo:country="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råga 1</text:p>
      <text:p text:style-name="P1">#0 <text:s/>0x00000000004134f3 in anslutningspropp (terminalhantering=0x0, </text:p>
      <text:p text:style-name="P1"><text:s text:c="4"/>terminalutrustning=...) at ack.cpp:225</text:p>
      <text:p text:style-name="P1">#1 <text:s/>0x000000000040ac9e in alltmera (kryddnejlika=3, krympning=0x68fb50)</text:p>
      <text:p text:style-name="P1"><text:s text:c="4"/>at abscissa.cpp:247</text:p>
      <text:p text:style-name="P1">#2 <text:s/>0x0000000000404531 in algebra (dosa=2, driva=0x686b90) at a.cpp:265</text:p>
      <text:p text:style-name="P1">#3 <text:s/>0x000000000040713e in allihop (grundlag=0x61b010, grundskola=...)</text:p>
      <text:p text:style-name="P1"><text:s text:c="4"/>at abc.cpp:163</text:p>
      <text:p text:style-name="P1">#4 <text:s/>0x0000000000400b0a in main () at metamatic.cpp:20</text:p>
      <text:p text:style-name="P1"/>
      <text:p text:style-name="P1">Fråga 2<text:line-break/>variabeln terminalhanteraren är en null-pekare.</text:p>
      <text:p text:style-name="P1"/>
      <text:p text:style-name="P1">Fråga 3<text:line-break/>Kommenterade bort rad 225 i ack.cpp så att funktionen bara returnerade 25146.</text:p>
      <text:p text:style-name="P1"/>
      <text:p text:style-name="P1">Fråga 4</text:p>
      <text:p text:style-name="P1">Lexikalisk Analys, Syntax Analys, </text:p>
      <text:p text:style-name="P1"/>
      <text:p text:style-name="P1">Fråga 5<text:line-break/>En funktion/fas per fil</text:p>
      <text:p text:style-name="P1"/>
      <text:p text:style-name="P1">Fråga 6</text:p>
      <text:p text:style-name="Text_20_body"><text:span text:style-name="T1">Semantic analyzer </text:span></text:p>
      <text:p text:style-name="Text_20_body">Intermediate code generator </text:p>
      <text:p text:style-name="Text_20_body">Machine-independent code optimizer </text:p>
      <text:p text:style-name="Text_20_body">Code generator </text:p>
      <text:p text:style-name="Text_20_body">Machine-dependent code optimizer </text:p>
      <text:p text:style-name="Text_20_body">(The symbol table) </text:p>
      <text:p text:style-name="Text_20_body">(Error handling: detection and reporting) </text:p>
      <text:p text:style-name="Text_20_body"><text:span text:style-name="T1">Fråga 7</text:span></text:p>
      <text:p text:style-name="Text_20_body"><text:span text:style-name="T1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Droid Sans Fallback1" svg:font-family="'Droid Sans Fallback'" style:font-family-generic="modern" style:font-pitch="fixed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roid Sans Mono" fo:font-size="10pt" style:font-name-asian="Droid Sans Fallback1" style:font-size-asian="10pt" style:font-name-complex="Lohit Hind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5:34:21</meta:creation-date>
    <meta:generator>LibreOffice/3.5$Linux_X86_64 LibreOffice_project/350m1$Build-2</meta:generator>
    <dc:date>2016-09-06T18:06:37</dc:date>
    <meta:editing-duration>PT2H17M56S</meta:editing-duration>
    <meta:editing-cycles>3</meta:editing-cycles>
    <meta:document-statistic meta:table-count="0" meta:image-count="0" meta:object-count="0" meta:page-count="1" meta:paragraph-count="24" meta:word-count="99" meta:character-count="846" meta:non-whitespace-character-count="735"/>
  </office:meta>
</office:document-meta>
</file>